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5909" officeooo:paragraph-rsid="00175909"/>
    </style:style>
    <style:style style:name="P2" style:family="paragraph" style:parent-style-name="Standard">
      <style:text-properties officeooo:rsid="00175909" officeooo:paragraph-rsid="00190f9b"/>
    </style:style>
    <style:style style:name="P3" style:family="paragraph" style:parent-style-name="Standard">
      <style:text-properties fo:font-weight="bold" officeooo:rsid="00175909" officeooo:paragraph-rsid="00175909" style:font-weight-asian="bold" style:font-weight-complex="bold"/>
    </style:style>
    <style:style style:name="P4" style:family="paragraph" style:parent-style-name="Standard">
      <style:text-properties officeooo:rsid="001789c6" officeooo:paragraph-rsid="00190f9b"/>
    </style:style>
    <style:style style:name="P5" style:family="paragraph" style:parent-style-name="Standard">
      <style:text-properties officeooo:rsid="00190f9b" officeooo:paragraph-rsid="00190f9b"/>
    </style:style>
    <style:style style:name="P6" style:family="paragraph" style:parent-style-name="Standard">
      <style:text-properties officeooo:rsid="00192e31" officeooo:paragraph-rsid="00192e31"/>
    </style:style>
    <style:style style:name="T1" style:family="text">
      <style:text-properties officeooo:rsid="001789c6"/>
    </style:style>
    <style:style style:name="T2" style:family="text">
      <style:text-properties officeooo:rsid="00190f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lass Bibliotheque </text:p>
      <text:p text:style-name="P1"/>
      <text:p text:style-name="P1">nom String</text:p>
      <text:p text:style-name="P1">adresse String</text:p>
      <text:p text:style-name="P1">code int ?</text:p>
      <text:p text:style-name="P1">ListeLivre ArrayListe &lt;Livre&gt;</text:p>
      <text:p text:style-name="P1">NbEmpruntsMax int </text:p>
      <text:p text:style-name="P1"/>
      <text:p text:style-name="P1">Void Afficher(bool) : affiche tous ou par categories</text:p>
      <text:p text:style-name="P2">Bool LivreLibre( <text:span text:style-name="T2">Livre::CodeLivre</text:span>)</text:p>
      <text:p text:style-name="P4">SupprimerLivre( <text:span text:style-name="T2">Livre::CodeLivre</text:span>)</text:p>
      <text:p text:style-name="P5">Acheter (Livre)</text:p>
      <text:p text:style-name="P5">DemanderLivre( Livre::CodeLivre)</text:p>
      <text:p text:style-name="P6">Rendre() // pour rendre les livres demandes mais pas empruntes au final</text:p>
      <text:p text:style-name="P1"/>
      <text:p text:style-name="P3">Class Livre</text:p>
      <text:p text:style-name="P1"/>
      <text:p text:style-name="P1">code int</text:p>
      <text:p text:style-name="P1">auteur String</text:p>
      <text:p text:style-name="P1">editeur String</text:p>
      <text:p text:style-name="P1">ISBN int</text:p>
      <text:p text:style-name="P1">public String</text:p>
      <text:p text:style-name="P1">etat String : libre, emprunte, prete</text:p>
      <text:p text:style-name="P1"/>
      <text:p text:style-name="P3">Class BandeDessinee Herite Livre</text:p>
      <text:p text:style-name="P1"/>
      <text:p text:style-name="P1">dessinateur String</text:p>
      <text:p text:style-name="P1"/>
      <text:p text:style-name="P3">Class RecueilPoesie Herite Livre</text:p>
      <text:p text:style-name="P1"/>
      <text:p text:style-name="P1">indicateur String</text:p>
      <text:p text:style-name="P1"/>
      <text:p text:style-name="P3">Class Roman Herite Livre</text:p>
      <text:p text:style-name="P1"/>
      <text:p text:style-name="P1">genre String</text:p>
      <text:p text:style-name="P1"/>
      <text:p text:style-name="P3">Class PieceTHeatre Herite Livre</text:p>
      <text:p text:style-name="P1"/>
      <text:p text:style-name="P1">siecle int </text:p>
      <text:p text:style-name="P1"/>
      <text:p text:style-name="P3">Class Album Herite Livre</text:p>
      <text:p text:style-name="P1"/>
      <text:p text:style-name="P1">illustrations String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Class Adherent </text:p>
      <text:p text:style-name="P1"/>
      <text:p text:style-name="P1">nom String </text:p>
      <text:p text:style-name="P1">prenom String </text:p>
      <text:p text:style-name="P1">adresse String</text:p>
      <text:p text:style-name="P1">NumeroAdherent int </text:p>
      <text:p text:style-name="P1">MaBiblio Bibliotheque </text:p>
      <text:p text:style-name="P1">ListeLivresEmpruntes ArrayList&lt;Livre&gt;</text:p>
      <text:p text:style-name="P1">NbLivresAutorises int </text:p>
      <text:p text:style-name="P1"/>
      <text:p text:style-name="P1">Void Emprunt (CodeLivre)</text:p>
      <text:p text:style-name="P1">Void Renndre(CodeLivre)</text:p>
      <text:p text:style-name="P1">Bool PeutEmprunter()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9T11:27:33.483995755</meta:creation-date>
    <dc:date>2024-12-29T13:44:16.063412751</dc:date>
    <meta:editing-duration>PT2H16M41S</meta:editing-duration>
    <meta:editing-cycles>4</meta:editing-cycles>
    <meta:generator>LibreOffice/7.5.9.2$Linux_X86_64 LibreOffice_project/50$Build-2</meta:generator>
    <meta:document-statistic meta:table-count="0" meta:image-count="0" meta:object-count="0" meta:page-count="2" meta:paragraph-count="40" meta:word-count="114" meta:character-count="882" meta:non-whitespace-character-count="799"/>
  </office:meta>
</office:document-meta>
</file>